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22.02.2023onlin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.02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.02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.03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_________________________</text:p>
          </table:table-cell>
          <table:table-cell/>
          <table:table-cell office:value-type="string" calcext:value-type="string">
            <text:p>_____________.</text:p>
          </table:table-cell>
          <table:table-cell office:value-type="string" calcext:value-type="string">
            <text:p>godine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28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.04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.04.2023online3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Dat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jesto</text:p>
          </table:table-cell>
          <table:table-cell office:value-type="string" calcext:value-type="string">
            <text:p>održavanja</text:p>
          </table:table-cell>
          <table:table-cell office:value-type="string" calcext:value-type="string">
            <text:p>nastave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ine</text:p>
          </table:table-cell>
          <table:table-cell office:value-type="string" calcext:value-type="string">
            <text:p>nasta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j</text:p>
          </table:table-cell>
          <table:table-cell office:value-type="string" calcext:value-type="string">
            <text:p>sa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.04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01.06.2023</text:p>
          </table:table-cell>
          <table:table-cell office:value-type="string" calcext:value-type="string">
            <text:p>online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.06.2023</text:p>
          </table:table-cell>
          <table:table-cell office:value-type="string" calcext:value-type="string">
            <text:p>odgodeno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style-name="ce1" office:value-type="string" calcext:value-type="string">
            <text:p>12.06.2023. </text:p>
            <text:p>      (18:00 - 21:10) </text:p>
          </table:table-cell>
          <table:table-cell table:style-name="ce1" office:value-type="string" calcext:value-type="string">
            <text:p>online 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15.06.2023. </text:p>
            <text:p>      (18:00 - 21:10) 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19.06.2023. </text:p>
            <text:p>      (18:00 - 21:10) </text:p>
          </table:table-cell>
          <table:table-cell office:value-type="string" calcext:value-type="string">
            <text:p>onlin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2"/>
        </table:table-row>
        <table:table-row table:style-name="ro3">
          <table:table-cell table:style-name="ce1" office:value-type="string" calcext:value-type="string">
            <text:p>26.06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9.06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 calcext:value-type="string">
            <text:p>03.07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04.07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06.07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10.07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13.07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17.07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.07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24.07.2023. </text:p>
            <text:p>      (18:00 - 21:10) </text:p>
          </table:table-cell>
          <table:table-cell table:style-name="ce1" office:value-type="string" calcext:value-type="string">
            <text:p>Parcijalni ispit Python u području Internet stvari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4.07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6.08.2023. </text:p>
            <text:p>      (09:30 - 11:00) </text:p>
          </table:table-cell>
          <table:table-cell table:style-name="ce1" office:value-type="string" calcext:value-type="string">
            <text:p>Završni ispit PO_H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8.08.2023. </text:p>
            <text:p>      (18:00 - 21:10) </text:p>
          </table:table-cell>
          <table:table-cell table:style-name="ce1" office:value-type="string" calcext:value-type="string">
            <text:p>Python u Podatkovnoj znanosti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31.08.2023. </text:p>
            <text:p>      (18:00 - 21:10) </text:p>
          </table:table-cell>
          <table:table-cell table:style-name="ce1" office:value-type="string" calcext:value-type="string">
            <text:p>Python u Podatkovnoj znanosti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04.09.2023. </text:p>
            <text:p>      (18:00 - 21:10) </text:p>
          </table:table-cell>
          <table:table-cell table:style-name="ce1" office:value-type="string" calcext:value-type="string">
            <text:p>Python u Podatkovnoj znanosti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07.09.2023. </text:p>
            <text:p>      (18:00 - 21:10) </text:p>
          </table:table-cell>
          <table:table-cell table:style-name="ce1" office:value-type="string" calcext:value-type="string">
            <text:p>Python u Podatkovnoj znanosti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11.09.2023. </text:p>
            <text:p>      (18:00 - 21:10) </text:p>
          </table:table-cell>
          <table:table-cell table:style-name="ce1" office:value-type="string" calcext:value-type="string">
            <text:p>Python u Podatkovnoj znanosti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14.09.2023. </text:p>
            <text:p>      (18:00 - 21:10) </text:p>
          </table:table-cell>
          <table:table-cell table:style-name="ce1" office:value-type="string" calcext:value-type="string">
            <text:p>Python u Podatkovnoj znanosti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18.09.2023. </text:p>
            <text:p>      (18:00 - 21:10) </text:p>
          </table:table-cell>
          <table:table-cell table:style-name="ce1" office:value-type="string" calcext:value-type="string">
            <text:p>Python u Podatkovnoj znanosti</text:p>
          </table:table-cell>
          <table:table-cell table:style-name="ce1" office:value-type="string" calcext:value-type="string">
            <text:p>Učionica 4, Put brodarice 6, Split 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1.09.2023. </text:p>
            <text:p>      (18:00 - 21:10) </text:p>
          </table:table-cell>
          <table:table-cell table:style-name="ce1" office:value-type="string" calcext:value-type="string">
            <text:p>Python u Podatkovnoj znanosti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5.09.2023. </text:p>
            <text:p>      (18:00 - 21:10) </text:p>
          </table:table-cell>
          <table:table-cell table:style-name="ce1" office:value-type="string" calcext:value-type="string">
            <text:p>Python u Podatkovnoj znanosti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8.09.2023. </text:p>
            <text:p>      (18:00 - 21:10) </text:p>
          </table:table-cell>
          <table:table-cell table:style-name="ce1" office:value-type="string" calcext:value-type="string">
            <text:p>Python u Podatkovnoj znanosti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02.10.2023. </text:p>
            <text:p>      (18:00 - 21:10) </text:p>
          </table:table-cell>
          <table:table-cell table:style-name="ce1" office:value-type="string" calcext:value-type="string">
            <text:p>Python u Podatkovnoj znanosti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05.10.2023. </text:p>
            <text:p>      (18:00 - 21:10) </text:p>
          </table:table-cell>
          <table:table-cell table:style-name="ce1" office:value-type="string" calcext:value-type="string">
            <text:p>Python u Podatkovnoj znanosti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09.10.2023. </text:p>
            <text:p>      (18:00 - 21:10) </text:p>
          </table:table-cell>
          <table:table-cell table:style-name="ce1" office:value-type="string" calcext:value-type="string">
            <text:p>Python u Podatkovnoj znanosti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12.10.2023. </text:p>
            <text:p>      (18:00 - 21:10) </text:p>
          </table:table-cell>
          <table:table-cell table:style-name="ce1" office:value-type="string" calcext:value-type="string">
            <text:p>Parcijalni ispit Python u Podatkovnoj znanosti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12.10.2023. </text:p>
            <text:p>      (18:00 - 21:10</text:p>
          </table:table-cell>
          <table:table-cell/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23:44:00.817960739</meta:creation-date>
    <dc:date>2023-06-27T01:56:52.905350188</dc:date>
    <meta:editing-duration>PT26M21S</meta:editing-duration>
    <meta:editing-cycles>9</meta:editing-cycles>
    <meta:generator>LibreOffice/7.3.7.2$Linux_X86_64 LibreOffice_project/30$Build-2</meta:generator>
    <meta:document-statistic meta:table-count="1" meta:cell-count="143" meta:object-count="0"/>
  </office:meta>
</office:document-meta>
</file>